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er: </text:p>
      <text:p text:style-name="Standard"><text:tab/>title and teaser: 30-40 words</text:p>
      <text:p text:style-name="Standard"/>
      <text:p text:style-name="Standard">Combine an accelerometer, a gyroscope, an Arduino, and some heavy duty motors together and what do you get? If you follow this guide, you will end up with a ride-able, balancing segway clone (a Seg-bot) for under $500.</text:p>
      <text:p text:style-name="Standard"/>
      <text:p text:style-name="Standard"><text:tab/>introduction: 1 paragraph or 125 words</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Standard"><text:tab/>bio: 2 sentence or 30 words</text:p>
      <text:p text:style-name="Standard"/>
      <text:p text:style-name="Standard">JD Warren is an electronics tinkerer, ruby (on rails) developer, and author of “Arduino Robotics”. His other projects include various robots, r/c and infrared control, and home/farm automation.</text:p>
      <text:p text:style-name="Standard"/>
      <text:p text:style-name="Standard">Overview:</text:p>
      <text:p text:style-name="Standard"><text:tab/>functional description</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Standard"><text:tab/><text:tab/>sensor board closeup</text:p>
      <text:p text:style-name="Standard"><text:tab/><text:tab/>motor-controller closeup</text:p>
      <text:p text:style-name="Standard"><text:tab/><text:tab/>controls closeup</text:p>
      <text:p text:style-name="Standard"/>
      <text:p text:style-name="Standard">Materials:</text:p>
      <text:p text:style-name="Standard"><text:tab/>list of materials</text:p>
      <text:p text:style-name="Standard"><text:tab/>list of tools</text:p>
      <text:p text:style-name="Standard"><text:tab/>sources</text:p>
      <text:p text:style-name="Standard"><text:soft-page-break/><text:tab/>cost</text:p>
      <text:p text:style-name="Standard"><text:tab/>photo of materials</text:p>
      <text:p text:style-name="Standard"/>
      <text:p text:style-name="Standard">Steps:</text:p>
      <text:p text:style-name="Standard"><text:tab/>steps numbered 1, 2, 3</text:p>
      <text:p text:style-name="Standard"><text:tab/>steps need titles and possibly introduction</text:p>
      <text:p text:style-name="Standard"><text:tab/>at least one photo per step</text:p>
      <text:p text:style-name="Standard"><text:tab/></text:p>
      <text:p text:style-name="Standard">Application:</text:p>
      <text:p text:style-name="Standard"><text:tab/>how to use</text:p>
      <text:p text:style-name="Standard"><text:tab/>suggested modifications</text:p>
      <text:p text:style-name="Standard"><text:tab/>400 words-ish</text:p>
      <text:p text:style-name="Standard"><text:tab/></text:p>
      <text:p text:style-name="Standard">Credits:</text:p>
      <text:p text:style-name="Standard"><text:tab/>photo captions</text:p>
      <text:p text:style-name="Standard"><text:tab/>credits</text:p>
      <text:p text:style-name="Standard"/>
      <text:p text:style-name="Standard">Label pictures: (<text:span text:style-name="T1">finished_product.jpg</text:span> or <text:span text:style-name="T1">step1_1a.jpg</text:span>)</text:p>
      <text:p text:style-name="Standard">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1-31T22:05:54</dc:date>
    <dc:creator>JD </dc:creator>
    <meta:editing-duration>PT1H2M18S</meta:editing-duration>
    <meta:editing-cycles>3</meta:editing-cycles>
    <meta:generator>LibreOffice/3.3$Linux LibreOffice_project/330m19$Build-401</meta:generator>
    <meta:document-statistic meta:table-count="0" meta:image-count="0" meta:object-count="0" meta:page-count="2" meta:paragraph-count="34" meta:word-count="519" meta:character-count="3168"/>
  </office:meta>
</office:document-meta>
</file>